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Belgrade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Growth Factor</text:p>
          </table:table-cell>
        </table:table-row>
        <table:table-row table:style-name="ro1">
          <table:table-cell office:value-type="date" office:date-value="2020-03-06" calcext:value-type="date">
            <text:p>6.03.20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7" calcext:value-type="date">
            <text:p>7.03.20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8.03.20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9.03.20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0" calcext:value-type="date">
            <text:p>10.03.20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1" calcext:value-type="date">
            <text:p>11.03.202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date" office:date-value="2020-03-12" calcext:value-type="date">
            <text:p>12.03.20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date" office:date-value="2020-03-13" calcext:value-type="date">
            <text:p>13.03.20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date" office:date-value="2020-03-14" calcext:value-type="date">
            <text:p>14.03.20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5" calcext:value-type="date">
            <text:p>15.03.20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date" office:date-value="2020-03-16" calcext:value-type="date">
            <text:p>16.03.20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date" office:date-value="2020-03-17" calcext:value-type="date">
            <text:p>17.03.20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date" office:date-value="2020-03-18" calcext:value-type="date">
            <text:p>18.03.20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date" office:date-value="2020-03-19" calcext:value-type="date">
            <text:p>19.03.202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date" office:date-value="2020-03-20" calcext:value-type="date">
            <text:p>20.03.202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date" office:date-value="2020-03-21" calcext:value-type="date">
            <text:p>21.03.2020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date" office:date-value="2020-03-22" calcext:value-type="date">
            <text:p>22.03.2020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date" office:date-value="2020-03-23" calcext:value-type="date">
            <text:p>23.03.202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date" office:date-value="2020-03-24" calcext:value-type="date">
            <text:p>24.03.2020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25" calcext:value-type="date">
            <text:p>25.03.2020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date" office:date-value="2020-03-26" calcext:value-type="date">
            <text:p>26.03.2020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date" office:date-value="2020-03-27" calcext:value-type="date">
            <text:p>27.03.2020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date" office:date-value="2020-03-28" calcext:value-type="date">
            <text:p>28.03.2020</text:p>
          </table:table-cell>
          <table:table-cell office:value-type="float" office:value="74" calcext:value-type="float">
            <text:p>74</text:p>
          </table:table-cell>
          <table:table-cell office:value-type="float" office:value="131" calcext:value-type="float">
            <text:p>131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date" office:date-value="2020-03-29" calcext:value-type="date">
            <text:p>29.03.2020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date" office:date-value="2020-03-30" calcext:value-type="date">
            <text:p>30.03.202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date" office:date-value="2020-03-31" calcext:value-type="date">
            <text:p>31.03.202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date" office:date-value="2020-04-01" calcext:value-type="date">
            <text:p>1.04.202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date" office:date-value="2020-04-02" calcext:value-type="date">
            <text:p>2.04.202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20-04-03" calcext:value-type="date">
            <text:p>3.04.2020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date" office:date-value="2020-04-04" calcext:value-type="date">
            <text:p>4.04.202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date" office:date-value="2020-04-05" calcext:value-type="date">
            <text:p>5.04.2020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date" office:date-value="2020-04-06" calcext:value-type="date">
            <text:p>6.04.2020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date" office:date-value="2020-04-07" calcext:value-type="date">
            <text:p>7.04.2020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date" office:date-value="2020-04-08" calcext:value-type="date">
            <text:p>8.04.2020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09" calcext:value-type="date">
            <text:p>9.04.2020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date" office:date-value="2020-04-10" calcext:value-type="date">
            <text:p>10.04.2020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date" office:date-value="2020-04-11" calcext:value-type="date">
            <text:p>11.04.202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date" office:date-value="2020-04-12" calcext:value-type="date">
            <text:p>12.04.202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date" office:date-value="2020-04-13" calcext:value-type="date">
            <text:p>13.04.2020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date" office:date-value="2020-04-14" calcext:value-type="date">
            <text:p>14.04.2020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date" office:date-value="2020-04-15" calcext:value-type="date">
            <text:p>15.04.2020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date" office:date-value="2020-04-16" calcext:value-type="date">
            <text:p>16.04.2020</text:p>
          </table:table-cell>
          <table:table-cell office:value-type="float" office:value="132" calcext:value-type="float">
            <text:p>132</text:p>
          </table:table-cell>
          <table:table-cell office:value-type="float" office:value="445" calcext:value-type="float">
            <text:p>445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date" office:date-value="2020-04-17" calcext:value-type="date">
            <text:p>17.04.2020</text:p>
          </table:table-cell>
          <table:table-cell office:value-type="float" office:value="50" calcext:value-type="float">
            <text:p>50</text:p>
          </table:table-cell>
          <table:table-cell office:value-type="float" office:value="372" calcext:value-type="float">
            <text:p>372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date" office:date-value="2020-04-18" calcext:value-type="date">
            <text:p>18.04.2020</text:p>
          </table:table-cell>
          <table:table-cell office:value-type="float" office:value="91" calcext:value-type="float">
            <text:p>91</text:p>
          </table:table-cell>
          <table:table-cell office:value-type="float" office:value="304" calcext:value-type="float">
            <text:p>30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date" office:date-value="2020-04-19" calcext:value-type="date">
            <text:p>19.04.2020</text:p>
          </table:table-cell>
          <table:table-cell office:value-type="float" office:value="62" calcext:value-type="float">
            <text:p>62</text:p>
          </table:table-cell>
          <table:table-cell office:value-type="float" office:value="324" calcext:value-type="float">
            <text:p>324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date" office:date-value="2020-04-20" calcext:value-type="date">
            <text:p>20.04.2020</text:p>
          </table:table-cell>
          <table:table-cell office:value-type="float" office:value="68" calcext:value-type="float">
            <text:p>68</text:p>
          </table:table-cell>
          <table:table-cell office:value-type="float" office:value="312" calcext:value-type="float">
            <text:p>312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date" office:date-value="2020-04-21" calcext:value-type="date">
            <text:p>21.04.2020</text:p>
          </table:table-cell>
          <table:table-cell office:value-type="float" office:value="81" calcext:value-type="float">
            <text:p>81</text:p>
          </table:table-cell>
          <table:table-cell office:value-type="float" office:value="260" calcext:value-type="float">
            <text:p>260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date" office:date-value="2020-04-22" calcext:value-type="date">
            <text:p>22.04.2020</text:p>
          </table:table-cell>
          <table:table-cell office:value-type="float" office:value="44" calcext:value-type="float">
            <text:p>44</text:p>
          </table:table-cell>
          <table:table-cell office:value-type="float" office:value="224" calcext:value-type="float">
            <text:p>224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date" office:date-value="2020-04-23" calcext:value-type="date">
            <text:p>23.04.2020</text:p>
          </table:table-cell>
          <table:table-cell office:value-type="float" office:value="28" calcext:value-type="float">
            <text:p>28</text:p>
          </table:table-cell>
          <table:table-cell office:value-type="float" office:value="162" calcext:value-type="float">
            <text:p>16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date" office:date-value="2020-04-24" calcext:value-type="date">
            <text:p>24.04.2020</text:p>
          </table:table-cell>
          <table:table-cell office:value-type="float" office:value="44" calcext:value-type="float">
            <text:p>44</text:p>
          </table:table-cell>
          <table:table-cell office:value-type="float" office:value="207" calcext:value-type="float">
            <text:p>207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date" office:date-value="2020-04-25" calcext:value-type="date">
            <text:p>25.04.2020</text:p>
          </table:table-cell>
          <table:table-cell office:value-type="float" office:value="63" calcext:value-type="float">
            <text:p>63</text:p>
          </table:table-cell>
          <table:table-cell office:value-type="float" office:value="296" calcext:value-type="float">
            <text:p>296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date" office:date-value="2020-04-26" calcext:value-type="date">
            <text:p>26.04.2020</text:p>
          </table:table-cell>
          <table:table-cell office:value-type="float" office:value="45" calcext:value-type="float">
            <text:p>45</text:p>
          </table:table-cell>
          <table:table-cell office:value-type="float" office:value="263" calcext:value-type="float">
            <text:p>263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27" calcext:value-type="date">
            <text:p>27.04.2020</text:p>
          </table:table-cell>
          <table:table-cell office:value-type="float" office:value="41" calcext:value-type="float">
            <text:p>41</text:p>
          </table:table-cell>
          <table:table-cell office:value-type="float" office:value="233" calcext:value-type="float">
            <text:p>233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28" calcext:value-type="date">
            <text:p>28.04.2020</text:p>
          </table:table-cell>
          <table:table-cell office:value-type="float" office:value="57" calcext:value-type="float">
            <text:p>57</text:p>
          </table:table-cell>
          <table:table-cell office:value-type="float" office:value="222" calcext:value-type="float">
            <text:p>222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date" office:date-value="2020-04-29" calcext:value-type="date">
            <text:p>29.04.2020</text:p>
          </table:table-cell>
          <table:table-cell office:value-type="float" office:value="47" calcext:value-type="float">
            <text:p>47</text:p>
          </table:table-cell>
          <table:table-cell office:value-type="float" office:value="227" calcext:value-type="float">
            <text:p>227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date" office:date-value="2020-04-30" calcext:value-type="date">
            <text:p>30.04.2020</text:p>
          </table:table-cell>
          <table:table-cell office:value-type="float" office:value="90" calcext:value-type="float">
            <text:p>90</text:p>
          </table:table-cell>
          <table:table-cell office:value-type="float" office:value="285" calcext:value-type="float">
            <text:p>285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date" office:date-value="2020-05-01" calcext:value-type="date">
            <text:p>1.05.2020</text:p>
          </table:table-cell>
          <table:table-cell office:value-type="float" office:value="40" calcext:value-type="float">
            <text:p>40</text:p>
          </table:table-cell>
          <table:table-cell office:value-type="float" office:value="196" calcext:value-type="float">
            <text:p>196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20-05-02" calcext:value-type="date">
            <text:p>2.05.2020</text:p>
          </table:table-cell>
          <table:table-cell office:value-type="float" office:value="41" calcext:value-type="float">
            <text:p>41</text:p>
          </table:table-cell>
          <table:table-cell office:value-type="float" office:value="157" calcext:value-type="float">
            <text:p>157</text:p>
          </table:table-cell>
          <table:table-cell office:value-type="float" office:value="0.8" calcext:value-type="float">
            <text:p>0.8</text:p>
          </table:table-cell>
        </table:table-row>
        <table:table-row table:style-name="ro1" table:number-rows-repeated="104851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17:52:05.0639247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2T17:53:06.934720394</dc:date>
    <meta:editing-duration>PT53M42S</meta:editing-duration>
    <meta:editing-cycles>17</meta:editing-cycles>
    <meta:generator>LibreOffice/6.0.7.3$Linux_X86_64 LibreOffice_project/00m0$Build-3</meta:generator>
    <meta:document-statistic meta:table-count="1" meta:cell-count="219" meta:object-count="0"/>
  </office:meta>
</office:document-meta>
</file>